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end="Arrow" draw:textarea-vertical-align="middl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6.334cm" svg:y1="4.978cm" svg:x2="10.252cm" svg:y2="4.979cm" draw:start-shape="id1" draw:start-glue-point="1" draw:end-shape="id2" draw:end-glue-point="4" svg:d="m6334 4978h1959v1h1959">
          <text:p/>
        </draw:connector>
        <draw:custom-shape draw:style-name="gr2" draw:text-style-name="P2" xml:id="id1" draw:id="id1" draw:layer="layout" svg:width="4.699cm" svg:height="1.27cm" svg:x="1.635cm" svg:y="4.343cm">
          <text:p text:style-name="P1"><text:span text:style-name="T1">Device 1</text:span><text:span text:style-name="T1"><text:line-break/></text:span><text:span text:style-name="T2">Weather Station re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glue-point draw:id="4" svg:x="-4.999cm" svg:y="2.823cm"/>
          <draw:glue-point draw:id="5" svg:x="-4.999cm" svg:y="-2.533cm"/>
          <draw:glue-point draw:id="6" svg:x="-4.999cm" svg:y="2.109cm"/>
          <draw:custom-shape draw:style-name="gr3" draw:text-style-name="P2" draw:layer="layout" svg:width="6.477cm" svg:height="3.556cm" svg:x="19.669cm" svg:y="8.165cm">
            <text:p text:style-name="P1"><text:span text:style-name="T1">Package: exodev-1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9.054cm">
            <text:p text:style-name="P3"><text:span text:style-name="T3">RPC: </text:span><text:span text:style-name="T2">exodev_rpc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9.816cm">
            <text:p text:style-name="P3"><text:span text:style-name="T3">Config:</text:span><text:span text:style-name="T2"> exodev_cfg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10.578cm">
            <text:p text:style-name="P3"><text:span text:style-name="T3">Dependencies:</text:span><text:span text:style-name="T2"> no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3" draw:text-style-name="P2" draw:layer="layout" svg:width="6.477cm" svg:height="3.556cm" svg:x="19.669cm" svg:y="3.454cm">
            <text:p text:style-name="P1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4.343cm">
            <text:p text:style-name="P3"><text:span text:style-name="T3">RPC:</text:span><text:span text:style-name="T2"> weather_rpc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5.105cm">
            <text:p text:style-name="P3"><text:span text:style-name="T3">Config:</text:span><text:span text:style-name="T2"> weather_cfg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5.867cm">
            <text:p text:style-name="P3"><text:span text:style-name="T3">Dependencies:</text:span><text:span text:style-name="T2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4" draw:text-style-name="P2" draw:layer="layout" svg:width="6.604cm" svg:height="3.683cm" svg:x="10.252cm" svg:y="3.962cm">
            <text:p text:style-name="P1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397cm" svg:x="10.506cm" svg:y="4.805cm">
            <text:p text:style-name="P3"><text:span text:style-name="T3">Device Attributes:</text:span><text:span text:style-name="T2"> </text:span><text:span text:style-name="T2"><text:line-break/></text:span><text:span text:style-name="T2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6.096cm" svg:height="1.27cm" svg:x="10.506cm" svg:y="6.075cm">
            <text:p text:style-name="P3"><text:span text:style-name="T3">Allowed Packages:</text:span><text:span text:style-name="T3"><text:line-break/></text:span><text:span text:style-name="T4">exodev-1.0, weather_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13.548cm" svg:y1="9.255cm" svg:x2="13.554cm" svg:y2="7.645cm" draw:start-shape="id3" draw:start-glue-point="0" draw:end-shape="id2" draw:end-glue-point="2" svg:d="m13548 9255v-805h6v-805">
          <text:p/>
        </draw:connector>
        <draw:custom-shape draw:style-name="gr2" draw:text-style-name="P2" xml:id="id3" draw:id="id3" draw:layer="layout" svg:width="4.572cm" svg:height="1.27cm" svg:x="11.262cm" svg:y="9.255cm">
          <text:p text:style-name="P1"><text:span text:style-name="T1">Protocol Plugin</text:span><text:span text:style-name="T1"><text:line-break/></text:span><text:span text:style-name="T2">weather_proto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6.856cm" svg:y1="5.803cm" svg:x2="19.67cm" svg:y2="9.043cm" draw:start-shape="id2" draw:end-shape="id4" draw:end-glue-point="5" svg:d="m16856 5803h1406v3240h1408">
          <text:p/>
        </draw:connector>
        <draw:connector draw:style-name="gr1" draw:text-style-name="P1" draw:layer="layout" svg:x1="16.856cm" svg:y1="5.803cm" svg:x2="19.669cm" svg:y2="5.232cm" draw:start-shape="id2" draw:start-glue-point="1" draw:end-shape="id5" svg:d="m16856 5803h1406v-571h1407">
          <text:p/>
        </draw:connector>
        <draw:connector draw:style-name="gr1" draw:text-style-name="P1" draw:layer="layout" svg:x1="6.334cm" svg:y1="6.756cm" svg:x2="10.252cm" svg:y2="6.755cm" draw:start-shape="id6" draw:start-glue-point="1" draw:end-shape="id2" draw:end-glue-point="5" svg:d="m6334 6756h1959v-1h1959">
          <text:p/>
        </draw:connector>
        <draw:custom-shape draw:style-name="gr2" draw:text-style-name="P2" xml:id="id6" draw:id="id6" draw:layer="layout" svg:width="4.699cm" svg:height="1.27cm" svg:x="1.635cm" svg:y="6.121cm">
          <text:p text:style-name="P1"><text:span text:style-name="T1">Device 2</text:span><text:span text:style-name="T1"><text:line-break/></text:span><text:span text:style-name="T2">Weather Station re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4.699cm" svg:height="1.27cm" svg:x="2.016cm" svg:y="13.239cm">
          <text:p text:style-name="P1"><text:span text:style-name="T1">Device 3</text:span><text:span text:style-name="T1"><text:line-break/></text:span><text:span text:style-name="T2">Weather Station re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glue-point draw:id="4" svg:x="4.227cm" svg:y="-3.964cm"/>
          <draw:custom-shape draw:style-name="gr4" draw:text-style-name="P2" draw:layer="layout" svg:width="6.604cm" svg:height="3.683cm" svg:x="10.254cm" svg:y="12.02cm">
            <text:p text:style-name="P1"><text:span text:style-name="T1">Device Type: weather_r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397cm" svg:x="10.508cm" svg:y="12.863cm">
            <text:p text:style-name="P3"><text:span text:style-name="T3">Device Attributes:</text:span><text:span text:style-name="T2"> </text:span><text:span text:style-name="T2"><text:line-break/></text:span><text:span text:style-name="T2">weather_r2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6.096cm" svg:height="1.27cm" svg:x="10.508cm" svg:y="14.133cm">
            <text:p text:style-name="P3"><text:span text:style-name="T3">Allowed Packages:</text:span><text:span text:style-name="T3"><text:line-break/></text:span><text:span text:style-name="T4">exodev-1.0, weather_app-2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svg:x1="6.715cm" svg:y1="13.874cm" svg:x2="10.254cm" svg:y2="13.861cm" draw:start-shape="id7" draw:start-glue-point="1" draw:end-shape="id8" svg:d="m6715 13874h1769v-13h1770">
          <text:p/>
        </draw:connector>
        <draw:g xml:id="id9" draw:id="id9">
          <draw:custom-shape draw:style-name="gr3" draw:text-style-name="P2" draw:layer="layout" svg:width="6.477cm" svg:height="3.556cm" svg:x="19.669cm" svg:y="14.052cm">
            <text:p text:style-name="P1"><text:span text:style-name="T1">Package: weather-app-2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14.941cm">
            <text:p text:style-name="P3"><text:span text:style-name="T3">RPC:</text:span><text:span text:style-name="T2"> weather_rpc_2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15.703cm">
            <text:p text:style-name="P3"><text:span text:style-name="T3">Config:</text:span><text:span text:style-name="T2"> weather_cfg_2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16.465cm">
            <text:p text:style-name="P3"><text:span text:style-name="T3">Dependencies:</text:span><text:span text:style-name="T2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svg:x1="16.858cm" svg:y1="13.861cm" svg:x2="19.669cm" svg:y2="15.83cm" draw:start-shape="id8" draw:start-glue-point="1" draw:end-shape="id9" svg:d="m16858 13861h1405v1969h1406">
          <text:p/>
        </draw:connector>
        <draw:connector draw:style-name="gr1" draw:text-style-name="P1" draw:layer="layout" svg:x1="13.556cm" svg:y1="12.02cm" svg:x2="13.548cm" svg:y2="10.525cm" draw:start-shape="id8" draw:start-glue-point="0" draw:end-shape="id3" draw:end-glue-point="2" svg:d="m13556 12020v-748h-8v-747">
          <text:p/>
        </draw:connector>
        <draw:connector draw:style-name="gr1" draw:text-style-name="P1" draw:layer="layout" svg:x1="16.858cm" svg:y1="13.861cm" svg:x2="19.67cm" svg:y2="10.946cm" draw:start-shape="id8" draw:end-shape="id4" draw:end-glue-point="4" svg:d="m16858 13861h1405v-2915h1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001cm" fo:margin-bottom="0.992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2:51:44</meta:creation-date>
    <dc:date>2012-11-16T21:13:45</dc:date>
    <meta:editing-duration>PT3H28M54S</meta:editing-duration>
    <meta:editing-cycles>3</meta:editing-cycles>
    <meta:generator>LibreOffice/3.5$Linux_x86 LibreOffice_project/350m1$Build-2</meta:generator>
    <meta:document-statistic meta:object-count="36"/>
  </office:meta>
</office:document-meta>
</file>